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3.74" calcext:value-type="float">
            <text:p>3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23:26:38.773049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2:07:44.059377301</meta:creation-date>
    <dc:date>2020-04-28T23:26:42.881189602</dc:date>
    <meta:editing-duration>PT3H5M13S</meta:editing-duration>
    <meta:editing-cycles>4</meta:editing-cycles>
    <meta:generator>LibreOffice/6.3.5.2$Linux_X86_64 LibreOffice_project/30$Build-2</meta:generator>
    <meta:document-statistic meta:table-count="1" meta:cell-count="30" meta:object-count="0"/>
  </office:meta>
</office:document-meta>
</file>